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A0000005AA23E3311.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3" svg:font-family="StarSymbol, 'Arial Unicode MS'" style:font-charset="x-symbol"/>
    <style:font-face style:name="StarSymbol2" svg:font-family="StarSymbol, 'Arial Unicode MS'"/>
    <style:font-face style:name="Arial1" svg:font-family="Arial" style:font-pitch="variable"/>
    <style:font-face style:name="HG Mincho Light J" svg:font-family="'HG Mincho Light J'" style:font-pitch="variable"/>
    <style:font-face style:name="Lucida Sans Unicode" svg:font-family="'Lucida Sans Unicode'" style:font-pitch="variable"/>
    <style:font-face style:name="StarSymbol1" svg:font-family="StarSymbol, '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Per_20_defecte-title">
      <style:graphic-properties draw:stroke="none" draw:fill="none" draw:fill-color="#bbe0e3" draw:textarea-horizontal-align="justify" draw:textarea-vertical-align="middle" draw:auto-grow-height="true" draw:auto-grow-width="false" fo:min-height="1.74cm" fo:min-width="0cm" fo:padding-top="0.13cm" fo:padding-bottom="0.13cm" fo:padding-left="0.25cm" fo:padding-right="0.25cm" fo:wrap-option="wrap" draw:shadow="hidden" draw:shadow-color="#808080"/>
    </style:style>
    <style:style style:name="pr2" style:family="presentation" style:parent-style-name="Per_20_defecte-subtitle">
      <style:graphic-properties draw:stroke="none" draw:fill="none" draw:fill-color="#bbe0e3" draw:textarea-horizontal-align="justify" draw:textarea-vertical-align="top" draw:auto-grow-height="true" draw:auto-grow-width="false" fo:min-height="2.945cm" fo:min-width="0cm" fo:padding-top="0.13cm" fo:padding-bottom="0.13cm" fo:padding-left="0.25cm" fo:padding-right="0.25cm" fo:wrap-option="wrap" draw:shadow="hidden" draw:shadow-color="#808080"/>
    </style:style>
    <style:style style:name="pr3" style:family="presentation" style:parent-style-name="Per_20_defecte-notes">
      <style:graphic-properties draw:stroke="none" draw:fill="none" draw:fill-color="#bbe0e3" draw:auto-grow-height="true" fo:min-height="12.411cm" draw:shadow="hidden" draw:shadow-color="#808080"/>
    </style:style>
    <style:style style:name="pr4" style:family="presentation" style:parent-style-name="Per_20_defecte-title">
      <style:graphic-properties fo:min-height="1.5cm"/>
    </style:style>
    <style:style style:name="pr5" style:family="presentation" style:parent-style-name="Per_20_defecte-outline1">
      <style:graphic-properties fo:min-height="12.573cm"/>
    </style:style>
    <style:style style:name="pr6" style:family="presentation" style:parent-style-name="Per_20_defecte-notes">
      <style:graphic-properties draw:fill-color="#ffffff" fo:min-height="12.41cm"/>
    </style:style>
    <style:style style:name="pr7" style:family="presentation" style:parent-style-name="Per_20_defecte-outline1">
      <style:graphic-properties fo:min-height="13.518cm"/>
    </style:style>
    <style:style style:name="pr8" style:family="presentation" style:parent-style-name="Per_20_defecte-outline1">
      <style:graphic-properties fo:min-height="15.5cm"/>
    </style:style>
    <style:style style:name="pr9" style:family="presentation" style:parent-style-name="Per_20_defecte-outline1">
      <style:graphic-properties fo:min-height="15.073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text-properties fo:color="#0099ff" style:font-name="Arial2" fo:font-size="32pt"/>
    </style:style>
    <style:style style:name="P3" style:family="paragraph">
      <style:paragraph-properties fo:margin-left="0cm" fo:margin-right="0cm" fo:margin-top="0.282cm" fo:margin-bottom="0cm" fo:text-indent="0cm" style:writing-mode="lr-tb"/>
      <style:text-properties fo:color="#000000"/>
    </style:style>
    <style:style style:name="P4" style:family="paragraph">
      <style:text-properties fo:font-size="14pt" style:font-size-asian="14pt" style:font-size-complex="14pt"/>
    </style:style>
    <style:style style:name="P5" style:family="paragraph">
      <style:text-properties fo:font-size="28pt" style:font-size-asian="28pt" style:font-size-complex="28pt"/>
    </style:style>
    <style:style style:name="P6" style:family="paragraph">
      <style:text-properties fo:font-size="18pt" style:font-size-asian="18pt" style:font-size-complex="18pt"/>
    </style:style>
    <style:style style:name="P7" style:family="paragraph">
      <style:paragraph-properties fo:text-align="justify"/>
    </style:style>
    <style:style style:name="P8" style:family="paragraph">
      <style:paragraph-properties fo:text-align="justify"/>
      <style:text-properties fo:font-size="18pt" style:font-size-asian="18pt" style:font-size-complex="18pt"/>
    </style:style>
    <style:style style:name="P9" style:family="paragraph">
      <style:paragraph-properties fo:text-align="center"/>
    </style:style>
    <style:style style:name="P10" style:family="paragraph">
      <style:paragraph-properties fo:text-align="center"/>
      <style:text-properties fo:font-size="20pt" style:font-size-asian="20pt" style:font-size-complex="20pt"/>
    </style:style>
    <style:style style:name="P11" style:family="paragraph">
      <style:text-properties fo:font-size="14pt" fo:font-style="italic" style:font-size-asian="14pt" style:font-style-asian="italic" style:font-size-complex="14pt" style:font-style-complex="italic"/>
    </style:style>
    <style:style style:name="P12" style:family="paragraph">
      <style:text-properties fo:font-size="20pt" style:font-size-asian="20pt" style:font-size-complex="20pt"/>
    </style:style>
    <style:style style:name="P13" style:family="paragraph">
      <style:paragraph-properties fo:margin-top="0cm" fo:margin-bottom="0cm"/>
    </style:style>
    <style:style style:name="P14" style:family="paragraph">
      <style:paragraph-properties fo:text-align="justify"/>
      <style:text-properties fo:font-size="14pt" style:font-size-asian="14pt" style:font-size-complex="14pt"/>
    </style:style>
    <style:style style:name="P15" style:family="paragraph">
      <style:text-properties fo:font-size="24pt" style:font-size-asian="24pt" style:font-size-complex="24pt"/>
    </style:style>
    <style:style style:name="T1" style:family="text">
      <style:text-properties fo:color="#00b8ff" style:font-name="Arial2" fo:font-size="32pt"/>
    </style:style>
    <style:style style:name="T2" style:family="text">
      <style:text-properties fo:color="#000000" style:font-name="Arial2" fo:font-size="32pt"/>
    </style:style>
    <style:style style:name="T3" style:family="text">
      <style:text-properties fo:font-size="14pt" style:font-size-asian="14pt" style:font-size-complex="14pt"/>
    </style:style>
    <style:style style:name="T4" style:family="text">
      <style:text-properties fo:font-size="28pt" style:font-size-asian="28pt" style:font-size-complex="28pt"/>
    </style:style>
    <style:style style:name="T5" style:family="text">
      <style:text-properties fo:font-size="18pt" style:font-size-asian="18pt" style:font-size-complex="18pt"/>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20pt" style:font-size-asian="20pt" style:font-size-complex="20pt"/>
    </style:style>
    <style:style style:name="T8" style:family="text">
      <style:text-properties fo:font-size="14pt" fo:font-style="italic" style:font-size-asian="14pt" style:font-style-asian="italic" style:font-size-complex="14pt" style:font-style-complex="italic"/>
    </style:style>
    <style:style style:name="T9" style:family="text">
      <style:text-properties fo:font-size="18pt" fo:font-style="normal" style:font-size-asian="18pt" style:font-style-asian="normal" style:font-size-complex="18pt" style:font-style-complex="normal"/>
    </style:style>
    <style:style style:name="T10" style:family="text">
      <style:text-properties fo:font-size="16pt" style:font-size-asian="16pt" style:font-size-complex="16pt"/>
    </style:style>
    <style:style style:name="T11" style:family="text">
      <style:text-properties fo:font-size="24pt" style:font-size-asian="24pt" style:font-size-complex="24pt"/>
    </style:style>
    <style:style style:name="T12"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2" draw:layer="layout" svg:width="21.59cm" svg:height="2.793cm" svg:x="3cm" svg:y="0.104cm" presentation:class="title" presentation:user-transformed="true">
          <draw:text-box>
            <text:p text:style-name="P1"><text:span text:style-name="T1">Desenvolupament web en entorn servidor: Tema 2</text:span></text:p>
          </draw:text-box>
        </draw:frame>
        <draw:frame presentation:style-name="pr2" draw:text-style-name="P3" draw:layer="layout" svg:width="17.78cm" svg:height="3.205cm" svg:x="4.72cm" svg:y="8cm" presentation:class="subtitle" presentation:user-transformed="true">
          <draw:text-box>
            <text:p><text:span text:style-name="T2">Desenvolupament web en entorn servidor.</text:span></text:p>
          </draw:text-box>
        </draw:frame>
        <presentation:notes draw:style-name="dp2">
          <draw:page-thumbnail draw:layer="layout" svg:width="13.785cm" svg:height="10.341cm" svg:x="2.549cm" svg:y="2.068cm" draw:page-number="1"/>
          <draw:frame presentation:style-name="pr3" draw:text-style-name="P1" draw:layer="layout" svg:width="15.108cm" svg:height="12.411cm" svg:x="1.887cm" svg:y="13.096cm" presentation:class="notes" presentation:placeholder="true" presentation:user-transformed="true">
            <draw:text-box/>
          </draw:frame>
        </presentation:notes>
      </draw:page>
      <draw:page draw:name="page2" draw:style-name="dp1" draw:master-page-name="Per_20_defecte" presentation:presentation-page-layout-name="AL2T1">
        <office:forms form:automatic-focus="false" form:apply-design-mode="false"/>
        <draw:frame presentation:style-name="pr4" draw:layer="layout" svg:width="21cm" svg:height="1.5cm" svg:x="3.5cm" svg:y="1cm" presentation:class="title" presentation:user-transformed="true">
          <draw:text-box>
            <text:p>Index.</text:p>
          </draw:text-box>
        </draw:frame>
        <draw:frame presentation:style-name="pr5" draw:text-style-name="P4" draw:layer="layout" svg:width="23cm" svg:height="15.603cm" svg:x="2cm" svg:y="3.06cm" presentation:class="outline" presentation:user-transformed="true">
          <draw:text-box>
            <text:list text:style-name="L3">
              <text:list-header>
                <text:p><text:span text:style-name="T3">1.- Elements del llenguatge PHP</text:span></text:p>
                <text:list>
                  <text:list-header>
                    <text:p><text:span text:style-name="T3">1.1.- Generació de codi HTML.</text:span></text:p>
                    <text:list>
                      <text:list-header>
                        <text:p><text:span text:style-name="T3">Utilització de la funció print en PHP </text:span></text:p>
                        <text:p><text:span text:style-name="T3">Especificadors de tipus per a les funcions printf i sprintf.</text:span></text:p>
                      </text:list-header>
                    </text:list>
                    <text:p><text:span text:style-name="T3">1.2.- Cadenes de text.</text:span></text:p>
                    <text:list>
                      <text:list-header>
                        <text:p><text:span text:style-name="T3">Seqüències de fuita.</text:span></text:p>
                      </text:list-header>
                    </text:list>
                    <text:p><text:span text:style-name="T3">1.3.- Funcions relacionades amb els tipus de dades(I).</text:span></text:p>
                    <text:list>
                      <text:list-header>
                        <text:p><text:span text:style-name="T3">empty </text:span></text:p>
                        <text:p><text:span text:style-name="T3">1.3.1.- Funcions relacionades amb els tipus de dades (II). </text:span></text:p>
                        <text:list>
                          <text:list-header>
                            <text:p><text:span text:style-name="T3">Funció date: caràcters de format per a dates i hores. </text:span></text:p>
                          </text:list-header>
                        </text:list>
                      </text:list-header>
                    </text:list>
                    <text:p><text:span text:style-name="T3">1.4.- Variables especials de PHP. </text:span></text:p>
                    <text:list>
                      <text:list-header>
                        <text:p><text:span text:style-name="T3">Principals valors de la variable $_SERVER </text:span></text:p>
                      </text:list-header>
                    </text:list>
                  </text:list-header>
                </text:list>
                <text:p><text:span text:style-name="T3">2.- Estructures de control.</text:span></text:p>
                <text:list>
                  <text:list-header>
                    <text:p><text:span text:style-name="T3">2.1.- Condicionals.</text:span></text:p>
                    <text:p><text:span text:style-name="T3">2.2.- Bucles.</text:span></text:p>
                  </text:list-header>
                </text:list>
                <text:p><text:span text:style-name="T3">3.- Funcions.</text:span></text:p>
                <text:list>
                  <text:list-header>
                    <text:p><text:span text:style-name="T3">3.1.- Inclusió de fitxers externs.</text:span></text:p>
                    <text:p><text:span text:style-name="T3">3.2.- Execució i creació de funcions.</text:span></text:p>
                    <text:p><text:span text:style-name="T3">3.3.- Arguments.</text:span></text:p>
                  </text:list-header>
                </text:list>
                <text:p><text:span text:style-name="T3"/></text:p>
              </text:list-header>
            </text:list>
          </draw:text-box>
        </draw:frame>
        <presentation:notes draw:style-name="dp2">
          <draw:page-thumbnail draw:style-name="gr1" draw:layer="layout" svg:width="13.794cm" svg:height="10.342cm" svg:x="2.544cm" svg:y="2.067cm" draw:page-number="2" presentation:class="page"/>
          <draw:frame presentation:style-name="pr6" draw:layer="layout" svg:width="15.108cm" svg:height="12.41cm" svg:x="1.887cm" svg:y="13.096cm" presentation:class="notes" presentation:placeholder="true">
            <draw:text-box/>
          </draw:frame>
        </presentation:notes>
      </draw:page>
      <draw:page draw:name="page3"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Index.</text:p>
          </draw:text-box>
        </draw:frame>
        <draw:frame presentation:style-name="pr5" draw:text-style-name="P4" draw:layer="layout" svg:width="23cm" svg:height="12.573cm" svg:x="2cm" svg:y="3.5cm" presentation:class="outline" presentation:user-transformed="true">
          <draw:text-box>
            <text:list text:style-name="L3">
              <text:list-header>
                <text:p><text:span text:style-name="T3">4.- Tipus de dades compostes.</text:span></text:p>
                <text:list>
                  <text:list-header>
                    <text:p><text:span text:style-name="T3">4.1.- Recórrer arrays (I)</text:span></text:p>
                    <text:p><text:span text:style-name="T3">4.1.1.- Recórrer arrays (II).</text:span></text:p>
                    <text:p><text:span text:style-name="T3">4.2.- Funcions relacionades amb els tipus de dades compostes.</text:span></text:p>
                  </text:list-header>
                </text:list>
                <text:p><text:span text:style-name="T3">5.- Formularis web.</text:span></text:p>
                <text:list>
                  <text:list-header>
                    <text:p><text:span text:style-name="T3">5.1.- Processament de la informació retornada per un formulari web.</text:span></text:p>
                    <text:list>
                      <text:list-header>
                        <text:p><text:span text:style-name="T3">Codi de "processa.php"</text:span></text:p>
                        <text:p><text:span text:style-name="T3">Codi necessari per processar les dades</text:span></text:p>
                        <text:p><text:span text:style-name="T3">Exemple formulari web utilitzant request</text:span></text:p>
                        <text:p><text:span text:style-name="T3">Processar dades a la mateixa pàgina que el formulari</text:span></text:p>
                      </text:list-header>
                    </text:list>
                    <text:p><text:span text:style-name="T3">5.2.- Generació de formularis web en PHP.</text:span></text:p>
                    <text:list>
                      <text:list-header>
                        <text:p><text:span text:style-name="T3">Exemple de validació</text:span></text:p>
                      </text:list-header>
                    </text:list>
                  </text:list-header>
                </text:list>
              </text:list-header>
            </text:list>
          </draw:text-box>
        </draw:frame>
        <presentation:notes draw:style-name="dp2">
          <draw:page-thumbnail draw:style-name="gr1" draw:layer="layout" svg:width="13.794cm" svg:height="10.342cm" svg:x="2.544cm" svg:y="2.067cm" draw:page-number="3" presentation:class="page"/>
          <draw:frame presentation:style-name="pr6" draw:layer="layout" svg:width="15.108cm" svg:height="12.41cm" svg:x="1.887cm" svg:y="13.096cm" presentation:class="notes" presentation:placeholder="true">
            <draw:text-box/>
          </draw:frame>
        </presentation:notes>
      </draw:page>
      <draw:page draw:name="page4" draw:style-name="dp1" draw:master-page-name="Per_20_defecte" presentation:presentation-page-layout-name="AL2T1">
        <office:forms form:automatic-focus="false" form:apply-design-mode="false"/>
        <draw:frame presentation:style-name="pr4" draw:text-style-name="P5" draw:layer="layout" svg:width="21cm" svg:height="1.5cm" svg:x="3.5cm" svg:y="1.5cm" presentation:class="title" presentation:user-transformed="true">
          <draw:text-box>
            <text:p><text:span text:style-name="T4">5.- Formularis web.</text:span></text:p>
          </draw:text-box>
        </draw:frame>
        <draw:frame presentation:style-name="pr5" draw:text-style-name="P6" draw:layer="layout" svg:width="23cm" svg:height="12.573cm" svg:x="2cm" svg:y="3.927cm" presentation:class="outline" presentation:user-transformed="true">
          <draw:text-box>
            <text:list text:style-name="L3">
              <text:list-item>
                <text:p><text:span text:style-name="T5">Cas pràctic</text:span></text:p>
                <text:p><text:span text:style-name="T5">Carles està veient que l'esforç que li dedica a l'aprenentatge del nou llenguatge comença a donar els seus fruits. Fa uns dies gairebé no sabia ni que existia PHP, i ara ja és capaç de realitzar programes senzills per si mateix. Per poder avançar encara més, sap quin ha de ser el seu següent pas: obtenir i utilitzar informació d'un usuari. D'aquesta forma, els programes que faci no seran lineals, sinó que tindran un comportament o un altre en funció de les dades que aporti l'usuari.</text:span></text:p>
                <text:p><text:span text:style-name="T5">Com li ha comentat Joan, per obtenir informació d'un usuari, en PHP s'utilitzen els formularis HTML. A per ells!</text:span></text:p>
              </text:list-item>
            </text:list>
          </draw:text-box>
        </draw:frame>
        <presentation:notes draw:style-name="dp2">
          <draw:page-thumbnail draw:style-name="gr1" draw:layer="layout" svg:width="13.794cm" svg:height="10.342cm" svg:x="2.544cm" svg:y="2.067cm" draw:page-number="4" presentation:class="page"/>
          <draw:frame presentation:style-name="pr6" draw:layer="layout" svg:width="15.108cm" svg:height="12.41cm" svg:x="1.887cm" svg:y="13.096cm" presentation:class="notes" presentation:placeholder="true">
            <draw:text-box/>
          </draw:frame>
        </presentation:notes>
      </draw:page>
      <draw:page draw:name="page5" draw:style-name="dp1" draw:master-page-name="Per_20_defecte" presentation:presentation-page-layout-name="AL2T1">
        <office:forms form:automatic-focus="false" form:apply-design-mode="false"/>
        <draw:frame presentation:style-name="pr4" draw:layer="layout" svg:width="21cm" svg:height="1.5cm" svg:x="3.5cm" svg:y="1.5cm" presentation:class="title" presentation:user-transformed="true">
          <draw:text-box>
            <text:p><text:span text:style-name="T4">5.- Formularis web.</text:span></text:p>
          </draw:text-box>
        </draw:frame>
        <draw:frame presentation:style-name="pr5" draw:text-style-name="P8" draw:layer="layout" svg:width="23cm" svg:height="14.983cm" svg:x="2cm" svg:y="3.5cm" presentation:class="outline" presentation:user-transformed="true">
          <draw:text-box>
            <text:list text:style-name="L3">
              <text:list-item>
                <text:p text:style-name="P7"><text:span text:style-name="T5">La forma natural per fer arribar a l'aplicació web les dades de l'usuari des d'un navegador, és utilitzar formularis HTML.</text:span></text:p>
              </text:list-item>
              <text:list-item>
                <text:p text:style-name="P7"><text:span text:style-name="T5">Els formularis HTML van tancats sempre entre les etiquetes &lt;form&gt; &lt;/form&gt;. Dins d'un formulari s'inclouen els elements sobre els quals pot actuar l'usuari, principalment usant les etiquetes &lt;INPUT&gt; , &lt;SELECT&gt; , &lt;TEXTAREA&gt; y &lt;BUTTON&gt;.</text:span></text:p>
              </text:list-item>
              <text:list-item>
                <text:p text:style-name="P7"><text:span text:style-name="T5">L'atribut action de l'element FORM indica la pàgina a la qual se li enviaran les dades del formulari.</text:span></text:p>
                <text:p text:style-name="P7"><text:span text:style-name="T5">En el nostre cas es tractarà d'un guió PHP.</text:span></text:p>
                <text:p text:style-name="P7"><text:span text:style-name="T5"/></text:p>
              </text:list-item>
              <text:list-item>
                <text:p text:style-name="P7"><text:span text:style-name="T5">Per la seva banda, l'atribut method especifica el mètode usat per enviar la informació. Aquest atribut pot tenir dos valors:</text:span></text:p>
                <text:list>
                  <text:list-item>
                    <text:p><text:span text:style-name="T6">get</text:span><text:span text:style-name="T5"> : amb aquest mètode les dades del formulari s'agreguen a l'URI utilitzant un signe d'interrogació "?" com a separador.</text:span></text:p>
                  </text:list-item>
                  <text:list-item>
                    <text:p><text:span text:style-name="T6">post</text:span><text:span text:style-name="T5"> : amb aquest mètode les dades s'inclouen en el cos del formulari i s'envien utilitzant el protocol HTTP.</text:span></text:p>
                  </text:list-item>
                </text:list>
              </text:list-item>
              <text:list-item>
                <text:p><text:span text:style-name="T5">Com anem a veure, les dades es recolliran de diferent forma depenent de com s'enviïn.</text:span></text:p>
              </text:list-item>
            </text:list>
          </draw:text-box>
        </draw:frame>
        <presentation:notes draw:style-name="dp2">
          <draw:page-thumbnail draw:style-name="gr1" draw:layer="layout" svg:width="13.794cm" svg:height="10.342cm" svg:x="2.544cm" svg:y="2.067cm" draw:page-number="5" presentation:class="page"/>
          <draw:frame presentation:style-name="pr6" draw:layer="layout" svg:width="15.108cm" svg:height="12.41cm" svg:x="1.887cm" svg:y="13.096cm" presentation:class="notes" presentation:placeholder="true">
            <draw:text-box/>
          </draw:frame>
        </presentation:notes>
      </draw:page>
      <draw:page draw:name="page6" draw:style-name="dp1" draw:master-page-name="Per_20_defecte" presentation:presentation-page-layout-name="AL2T1">
        <office:forms form:automatic-focus="false" form:apply-design-mode="false"/>
        <draw:frame presentation:style-name="pr4" draw:text-style-name="P10" draw:layer="layout" svg:width="21cm" svg:height="1.5cm" svg:x="3.5cm" svg:y="1.5cm" presentation:class="title" presentation:user-transformed="true">
          <draw:text-box>
            <text:p text:style-name="P9"><text:span text:style-name="T7"><text:s/></text:span><text:span text:style-name="T7">5.1.- Processament de les dades retornades per un formulari</text:span></text:p>
          </draw:text-box>
        </draw:frame>
        <draw:frame presentation:style-name="pr5" draw:text-style-name="P6" draw:layer="layout" svg:width="23cm" svg:height="16.001cm" svg:x="2cm" svg:y="3.179cm" presentation:class="outline" presentation:user-transformed="true">
          <draw:text-box>
            <text:list text:style-name="L3">
              <text:list-item>
                <text:p><text:span text:style-name="T5">Exemple:</text:span></text:p>
                <text:p text:style-name="P7"><text:span text:style-name="T5">Crea un formulari HTML per introduir el nom de l'alumne i el mòdul que cursa, a escollir entre "Desenvolupament Web en Entorn Servidor" i "Desenvolupament Web en Entorn Client". Envia el resultat a la pàgina "processa.php", que serà l'encarregada de processar les dades.</text:span></text:p>
                <text:p text:style-name="P7"><text:span text:style-name="T8">&lt;!DOCTYPE HTML PUBLIC "-//W3C//DTD HTML 4.01 Transitional//EN" "</text:span></text:p>
                <text:p text:style-name="P7"><text:span text:style-name="T8">http://www.w3.org/TR/html4/loose.dtd"&gt;</text:span></text:p>
                <text:p text:style-name="P7"><text:span text:style-name="T8">&lt;!-- Desenvolupament Web en Entorn Servidor --&gt;</text:span></text:p>
                <text:p text:style-name="P7"><text:span text:style-name="T8">&lt;!-- Tema 2 : Característiques del Llenguatge PHP --&gt;</text:span></text:p>
                <text:p text:style-name="P7"><text:span text:style-name="T8">&lt;!-- Exemple: Formulari web --&gt;</text:span></text:p>
                <text:p text:style-name="P7"><text:span text:style-name="T8">&lt;html&gt;</text:span></text:p>
                <text:list>
                  <text:list-header>
                    <text:p><text:span text:style-name="T8">&lt;head&gt;</text:span></text:p>
                    <text:list>
                      <text:list-header>
                        <text:p><text:span text:style-name="T8">&lt;meta http-equiv="Content-Type" content="text/html; charset=UTF-8"&gt;</text:span></text:p>
                        <text:p><text:span text:style-name="T8">&lt;title&gt;Formulari web&lt;/title&gt;</text:span></text:p>
                      </text:list-header>
                    </text:list>
                    <text:p><text:span text:style-name="T8">&lt;/head&gt;</text:span></text:p>
                  </text:list-header>
                </text:list>
                <text:p text:style-name="P7"><text:span text:style-name="T8">&lt;body&gt;</text:span></text:p>
                <text:list>
                  <text:list-header>
                    <text:p><text:span text:style-name="T8">&lt;form name="input" action="procesa.php" method="post"&gt;</text:span></text:p>
                    <text:list>
                      <text:list-header>
                        <text:p><text:span text:style-name="T8">Nombre del alumno: &lt;input type="text" name="nombre" /&gt;&lt;br /&gt;</text:span></text:p>
                        <text:p><text:span text:style-name="T8">&lt;p&gt;Mòduls que cursa:&lt;/p&gt;</text:span></text:p>
                      </text:list-header>
                    </text:list>
                  </text:list-header>
                </text:list>
                <text:p text:style-name="P7"><text:span text:style-name="T8"/></text:p>
              </text:list-item>
            </text:list>
          </draw:text-box>
        </draw:frame>
        <presentation:notes draw:style-name="dp2">
          <draw:page-thumbnail draw:style-name="gr1" draw:layer="layout" svg:width="13.794cm" svg:height="10.342cm" svg:x="2.544cm" svg:y="2.067cm" draw:page-number="6" presentation:class="page"/>
          <draw:frame presentation:style-name="pr6" draw:layer="layout" svg:width="15.108cm" svg:height="12.41cm" svg:x="1.887cm" svg:y="13.096cm" presentation:class="notes" presentation:placeholder="true">
            <draw:text-box/>
          </draw:frame>
        </presentation:notes>
      </draw:page>
      <draw:page draw:name="page7"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9"><text:span text:style-name="T7"><text:s/></text:span><text:span text:style-name="T7">5.1.- Processament de les dades retornades per un formulari</text:span></text:p>
          </draw:text-box>
        </draw:frame>
        <draw:frame presentation:style-name="pr5" draw:text-style-name="P11" draw:layer="layout" svg:width="23cm" svg:height="12.573cm" svg:x="2cm" svg:y="3.5cm" presentation:class="outline" presentation:user-transformed="true">
          <draw:text-box>
            <text:list text:style-name="L3">
              <text:list-item>
                <text:list>
                  <text:list-item>
                    <text:list>
                      <text:list-header>
                        <text:p><text:span text:style-name="T8">&lt;input type="checkbox" name="modusl[ ]" value="DWES" /&gt; desenvolupament web en entorn servidor&lt;br /&gt;</text:span></text:p>
                        <text:p><text:span text:style-name="T8">&lt;input type="checkbox" name="moduls[ ]" value="DWEC" /&gt; Desenvolupament web en entorn cliente&lt;br /&gt;</text:span></text:p>
                        <text:p><text:span text:style-name="T8">&lt;br /&gt;</text:span></text:p>
                        <text:p><text:span text:style-name="T8">&lt;input type="submit" value="Enviar" /&gt;</text:span></text:p>
                      </text:list-header>
                    </text:list>
                    <text:p><text:span text:style-name="T8">&lt;/form&gt;</text:span></text:p>
                  </text:list-item>
                </text:list>
                <text:p><text:span text:style-name="T8">&lt;/body&gt;</text:span></text:p>
                <text:p><text:span text:style-name="T8">&lt;/html&gt;</text:span></text:p>
              </text:list-item>
              <text:list-item>
                <text:p text:style-name="P7"><text:span text:style-name="T9">Fixa't que si en un formulari web has d'enviar alguna variable en la qual sigui possible emmagatzemar més d'un valor, com és el cas de les caselles de verificació en l'exemple anterior (es poden marcar diverses alhora), hauràs de posar-li claudàtors al nom de la variable per indicar que es tracta d'un array.</text:span></text:p>
              </text:list-item>
            </text:list>
          </draw:text-box>
        </draw:frame>
        <presentation:notes draw:style-name="dp2">
          <draw:page-thumbnail draw:style-name="gr1" draw:layer="layout" svg:width="13.794cm" svg:height="10.342cm" svg:x="2.544cm" svg:y="2.067cm" draw:page-number="7" presentation:class="page"/>
          <draw:frame presentation:style-name="pr6" draw:layer="layout" svg:width="15.108cm" svg:height="12.41cm" svg:x="1.887cm" svg:y="13.096cm" presentation:class="notes" presentation:placeholder="true">
            <draw:text-box/>
          </draw:frame>
        </presentation:notes>
      </draw:page>
      <draw:page draw:name="page8" draw:style-name="dp1" draw:master-page-name="Per_20_defecte" presentation:presentation-page-layout-name="AL2T1">
        <office:forms form:automatic-focus="false" form:apply-design-mode="false"/>
        <draw:frame presentation:style-name="pr4" draw:text-style-name="P6" draw:layer="layout" svg:width="21cm" svg:height="1.5cm" svg:x="3.5cm" svg:y="1.5cm" presentation:class="title" presentation:user-transformed="true">
          <draw:text-box>
            <text:p><text:span text:style-name="T5"><text:s/></text:span><text:span text:style-name="T5">5.1.- Processament de la informació retornada per un formulari web.</text:span></text:p>
          </draw:text-box>
        </draw:frame>
        <draw:frame presentation:style-name="pr7" draw:text-style-name="P8" draw:layer="layout" svg:width="23cm" svg:height="13.518cm" svg:x="2cm" svg:y="3.5cm" presentation:class="outline" presentation:user-transformed="true">
          <draw:text-box>
            <text:list text:style-name="L3">
              <text:list-item>
                <text:p text:style-name="P7"><text:span text:style-name="T5">En l'exemple anterior has crear un formulari en una pàgina HTML que recollia dades de l'usuari i els enviava a una pàgina PHP perquè els processés. Com hen utilitzat el mètode POST, les dades es poden recollir utilitzant la variable $_POST. Si simplement les volguessis mostrar per pantalla, aquest podria ser el codi de "processa.php":</text:span></text:p>
                <text:p text:style-name="P7"><text:span text:style-name="T3"/></text:p>
              </text:list-item>
            </text:list>
          </draw:text-box>
        </draw:frame>
        <presentation:notes draw:style-name="dp2">
          <draw:page-thumbnail draw:style-name="gr1" draw:layer="layout" svg:width="13.794cm" svg:height="10.342cm" svg:x="2.544cm" svg:y="2.067cm" draw:page-number="8" presentation:class="page"/>
          <draw:frame presentation:style-name="pr6" draw:layer="layout" svg:width="15.108cm" svg:height="12.41cm" svg:x="1.887cm" svg:y="13.096cm" presentation:class="notes" presentation:placeholder="true">
            <draw:text-box/>
          </draw:frame>
        </presentation:notes>
      </draw:page>
      <draw:page draw:name="page9"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list text:style-name="L1">
              <text:list-header>
                <text:p><text:span text:style-name="T5">Processa.php</text:span></text:p>
              </text:list-header>
            </text:list>
          </draw:text-box>
        </draw:frame>
        <draw:frame presentation:style-name="pr5" draw:text-style-name="P11" draw:layer="layout" svg:width="23.5cm" svg:height="15.95cm" svg:x="1.5cm" svg:y="3.1cm" presentation:class="outline" presentation:user-transformed="true">
          <draw:text-box>
            <text:list text:style-name="L3">
              <text:list-header>
                <text:p text:style-name="P7"><text:span text:style-name="T8">&lt;!DOCTYPE HTML PUBLIC "-//W3C//DTD HTML 4.01 Transitional//EN" "http://www.w3.org/TR/html4/loose.dtd"&gt;</text:span></text:p>
                <text:p text:style-name="P7"><text:span text:style-name="T3">&lt;!-- Desenvolupament Web en Entorn Servidor --&gt;</text:span></text:p>
                <text:p text:style-name="P7"><text:span text:style-name="T3">&lt;!-- Tema 2 : Característiques del Llenguatge PHP --&gt;</text:span></text:p>
                <text:p text:style-name="P7"><text:span text:style-name="T3">&lt;!-- Exemple: processar dades post --&gt;</text:span></text:p>
                <text:p text:style-name="P7"><text:span text:style-name="T3">&lt;html&gt;</text:span></text:p>
                <text:list>
                  <text:list-header>
                    <text:p><text:span text:style-name="T3">&lt;head&gt;</text:span></text:p>
                    <text:list>
                      <text:list-header>
                        <text:p><text:span text:style-name="T3">&lt;meta http-equiv="Content-Type" content="text/html; charset=UTF-8"&gt;</text:span></text:p>
                        <text:p><text:span text:style-name="T3">&lt;title&gt;Desarrollo Web&lt;/title&gt;</text:span></text:p>
                      </text:list-header>
                    </text:list>
                    <text:p><text:span text:style-name="T3">&lt;/head&gt;</text:span></text:p>
                    <text:p><text:span text:style-name="T3">&lt;body&gt;</text:span></text:p>
                    <text:list>
                      <text:list-header>
                        <text:p><text:span text:style-name="T3">&lt;?php</text:span></text:p>
                        <text:list>
                          <text:list-header>
                            <text:p><text:span text:style-name="T3">$nom = $_POST['nom'];</text:span></text:p>
                            <text:p><text:span text:style-name="T3">$moduls = $_POST['moduls'];</text:span></text:p>
                            <text:p><text:span text:style-name="T3">print "Nom: ".$nom"&lt;br /&gt;";</text:span></text:p>
                            <text:p><text:span text:style-name="T3">foreach ($modulos as $modul) {</text:span></text:p>
                            <text:list>
                              <text:list-header>
                                <text:p><text:span text:style-name="T3">print "Mòdul: ".$modul."&lt;br /&gt;";</text:span></text:p>
                              </text:list-header>
                            </text:list>
                            <text:p><text:span text:style-name="T3">}</text:span></text:p>
                          </text:list-header>
                        </text:list>
                        <text:p><text:span text:style-name="T3">?&gt;</text:span></text:p>
                      </text:list-header>
                    </text:list>
                    <text:p><text:span text:style-name="T3">&lt;/body&gt;</text:span></text:p>
                  </text:list-header>
                </text:list>
                <text:p text:style-name="P7"><text:span text:style-name="T3">&lt;/html&gt;</text:span></text:p>
              </text:list-header>
            </text:list>
          </draw:text-box>
        </draw:frame>
        <presentation:notes draw:style-name="dp2">
          <draw:page-thumbnail draw:style-name="gr1" draw:layer="layout" svg:width="13.794cm" svg:height="10.342cm" svg:x="2.544cm" svg:y="2.067cm" draw:page-number="9" presentation:class="page"/>
          <draw:frame presentation:style-name="pr6" draw:layer="layout" svg:width="15.108cm" svg:height="12.41cm" svg:x="1.887cm" svg:y="13.096cm" presentation:class="notes" presentation:placeholder="true">
            <draw:text-box/>
          </draw:frame>
        </presentation:notes>
      </draw:page>
      <draw:page draw:name="page10"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list text:style-name="L1">
              <text:list-header>
                <text:p><text:span text:style-name="T5">Processa.php</text:span></text:p>
              </text:list-header>
            </text:list>
          </draw:text-box>
        </draw:frame>
        <draw:frame presentation:style-name="pr5" draw:text-style-name="P8" draw:layer="layout" svg:width="23cm" svg:height="12.573cm" svg:x="2cm" svg:y="3.427cm" presentation:class="outline" presentation:user-transformed="true">
          <draw:text-box>
            <text:list text:style-name="L3">
              <text:list-item>
                <text:p text:style-name="P7"><text:span text:style-name="T5">Si per contra haguessis usat el mètode GET, el codi necessari per processar les dades seria similar; simplement faria falta canviar la variable $_POST per $_GET.</text:span></text:p>
              </text:list-item>
            </text:list>
          </draw:text-box>
        </draw:frame>
        <presentation:notes draw:style-name="dp2">
          <draw:page-thumbnail draw:style-name="gr1" draw:layer="layout" svg:width="13.794cm" svg:height="10.342cm" svg:x="2.544cm" svg:y="2.067cm" draw:page-number="10" presentation:class="page"/>
          <draw:frame presentation:style-name="pr6" draw:layer="layout" svg:width="15.108cm" svg:height="12.41cm" svg:x="1.887cm" svg:y="13.096cm" presentation:class="notes" presentation:placeholder="true">
            <draw:text-box/>
          </draw:frame>
        </presentation:notes>
      </draw:page>
      <draw:page draw:name="page11"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list text:style-name="L1">
              <text:list-header>
                <text:p><text:span text:style-name="T5">Processa.php</text:span></text:p>
              </text:list-header>
            </text:list>
          </draw:text-box>
        </draw:frame>
        <draw:frame presentation:style-name="pr5" draw:text-style-name="P6" draw:layer="layout" svg:width="23.5cm" svg:height="16.16cm" svg:x="1.5cm" svg:y="3cm" presentation:class="outline" presentation:user-transformed="true">
          <draw:text-box>
            <text:list text:style-name="L3">
              <text:list-header>
                <text:p text:style-name="P7"><text:span text:style-name="T3">&lt;!DOCTYPE HTML PUBLIC "-//W3C//DTD HTML 4.01 Transitional//EN" "http://www.w3.org/TR/html4/loose.dtd"&gt;</text:span></text:p>
                <text:p text:style-name="P7"><text:span text:style-name="T3">&lt;!-- Desarrollo Web en Entorno Servidor →</text:span></text:p>
                <text:p text:style-name="P7"><text:span text:style-name="T3">&lt;!-- Tema 2 : Características del Lenguaje PHP --&gt;</text:span></text:p>
                <text:p text:style-name="P7"><text:span text:style-name="T3">&lt;!-- Ejemplo: Processar dades get --&gt;</text:span></text:p>
                <text:p text:style-name="P7"><text:span text:style-name="T3">&lt;html&gt;</text:span></text:p>
                <text:list>
                  <text:list-header>
                    <text:p><text:span text:style-name="T3">&lt;head&gt;</text:span></text:p>
                    <text:list>
                      <text:list-header>
                        <text:p><text:span text:style-name="T3">&lt;meta http-equiv="Content-Type" content="text/html; charset=UTF-8"&gt;</text:span></text:p>
                        <text:p><text:span text:style-name="T3">&lt;title&gt;Desenvolupament Web&lt;/title&gt;</text:span></text:p>
                      </text:list-header>
                    </text:list>
                    <text:p><text:span text:style-name="T3">&lt;/head&gt;</text:span></text:p>
                    <text:p><text:span text:style-name="T3">&lt;body&gt;</text:span></text:p>
                    <text:list>
                      <text:list-header>
                        <text:p><text:span text:style-name="T3">&lt;?php</text:span></text:p>
                        <text:p><text:span text:style-name="T3">$nombre = $_GET['nom'];</text:span></text:p>
                        <text:p><text:span text:style-name="T3">$modulos = $_GET['modls'];</text:span></text:p>
                        <text:p><text:span text:style-name="T3">print "Nom: ".$nom."&lt;br /&gt;";</text:span></text:p>
                        <text:p><text:span text:style-name="T3">foreach ($moduls as $modul) {</text:span></text:p>
                        <text:list>
                          <text:list-header>
                            <text:p><text:span text:style-name="T3">print "Mòdul: ".$modul."&lt;br /&gt;";</text:span></text:p>
                          </text:list-header>
                        </text:list>
                        <text:p><text:span text:style-name="T3">}</text:span></text:p>
                      </text:list-header>
                    </text:list>
                    <text:p><text:span text:style-name="T3">?&gt;</text:span></text:p>
                    <text:p><text:span text:style-name="T3">&lt;/body&gt;</text:span></text:p>
                  </text:list-header>
                </text:list>
                <text:p text:style-name="P7"><text:span text:style-name="T3">&lt;/html&gt;</text:span></text:p>
              </text:list-header>
            </text:list>
          </draw:text-box>
        </draw:frame>
        <presentation:notes draw:style-name="dp2">
          <draw:page-thumbnail draw:style-name="gr1" draw:layer="layout" svg:width="13.794cm" svg:height="10.342cm" svg:x="2.544cm" svg:y="2.067cm" draw:page-number="11" presentation:class="page"/>
          <draw:frame presentation:style-name="pr6" draw:layer="layout" svg:width="15.108cm" svg:height="12.41cm" svg:x="1.887cm" svg:y="13.096cm" presentation:class="notes" presentation:placeholder="true">
            <draw:text-box/>
          </draw:frame>
        </presentation:notes>
      </draw:page>
      <draw:page draw:name="page12" draw:style-name="dp1" draw:master-page-name="Per_20_defecte" presentation:presentation-page-layout-name="AL2T1">
        <office:forms form:automatic-focus="false" form:apply-design-mode="false"/>
        <draw:frame presentation:style-name="pr4" draw:text-style-name="P12" draw:layer="layout" svg:width="21cm" svg:height="1.5cm" svg:x="3.5cm" svg:y="1.5cm" presentation:class="title" presentation:user-transformed="true">
          <draw:text-box>
            <text:p><text:span text:style-name="T7"><text:s/></text:span><text:span text:style-name="T7">Exemple formulari web utilitzant request</text:span></text:p>
          </draw:text-box>
        </draw:frame>
        <draw:frame presentation:style-name="pr5" draw:text-style-name="P6" draw:layer="layout" svg:width="23cm" svg:height="15.639cm" svg:x="2cm" svg:y="3cm" presentation:class="outline" presentation:user-transformed="true">
          <draw:text-box>
            <text:list text:style-name="L3">
              <text:list-item>
                <text:p><text:span text:style-name="T10">En qualsevol dels dos casos podries haver usat $_REQUEST substituint respectivament a $_POST i a $_GET</text:span><text:span text:style-name="T5">.</text:span></text:p>
                <text:p text:style-name="P13"><text:span text:style-name="T3">&lt;!DOCTYPE HTML PUBLIC "-//W3C//DTD HTML 4.01 Transitional//EN" "http://www.w3.org/TR/html4/loose.dtd"&gt;</text:span></text:p>
                <text:p text:style-name="P13"><text:span text:style-name="T3">&lt;!-- Desenvolupament web en entorn servidor--&gt;</text:span></text:p>
                <text:p text:style-name="P13"><text:span text:style-name="T3">&lt;!-- Tema 2 : Característiques del llenguatge PHP --&gt;</text:span></text:p>
                <text:p text:style-name="P13"><text:span text:style-name="T3">&lt;!-- exemple: Processar dades request --&gt;</text:span></text:p>
                <text:p text:style-name="P13"><text:span text:style-name="T3">&lt;html&gt;</text:span></text:p>
                <text:list>
                  <text:list-header>
                    <text:p><text:span text:style-name="T3">&lt;head&gt;</text:span></text:p>
                    <text:list>
                      <text:list-header>
                        <text:p><text:span text:style-name="T3">&lt;meta http-equiv="Content-Type" content="text/html; charset=UTF-8"&gt;</text:span></text:p>
                        <text:p><text:span text:style-name="T3">&lt;title&gt;Desarrollo Web&lt;/title&gt;</text:span></text:p>
                      </text:list-header>
                    </text:list>
                    <text:p><text:span text:style-name="T3">&lt;/head&gt;</text:span></text:p>
                    <text:p><text:span text:style-name="T3">&lt;body&gt;</text:span></text:p>
                    <text:list>
                      <text:list-header>
                        <text:p><text:span text:style-name="T3">&lt;?php</text:span></text:p>
                        <text:p><text:span text:style-name="T3">$nombre = $_REQUEST['nombre'];</text:span></text:p>
                        <text:p><text:span text:style-name="T3">$modulos = $_REQUEST['modulos'];</text:span></text:p>
                        <text:p><text:span text:style-name="T3">print "Nombre: ".$nombre."&lt;br /&gt;";</text:span></text:p>
                        <text:p><text:span text:style-name="T3">foreach ($modulos as $modulo) {</text:span></text:p>
                        <text:p><text:span text:style-name="T3">print "Modulo: ".$modulo."&lt;br /&gt;";</text:span></text:p>
                        <text:p><text:span text:style-name="T3">}</text:span></text:p>
                      </text:list-header>
                    </text:list>
                  </text:list-header>
                </text:list>
                <text:p text:style-name="P13"><text:span text:style-name="T3">?&gt;</text:span></text:p>
                <text:p text:style-name="P13"><text:span text:style-name="T3">&lt;/body&gt;</text:span></text:p>
                <text:p text:style-name="P13"><text:span text:style-name="T3">&lt;/html&gt;</text:span></text:p>
              </text:list-item>
            </text:list>
          </draw:text-box>
        </draw:frame>
        <presentation:notes draw:style-name="dp2">
          <draw:page-thumbnail draw:style-name="gr1" draw:layer="layout" svg:width="13.794cm" svg:height="10.342cm" svg:x="2.544cm" svg:y="2.067cm" draw:page-number="12" presentation:class="page"/>
          <draw:frame presentation:style-name="pr6" draw:layer="layout" svg:width="15.108cm" svg:height="12.41cm" svg:x="1.887cm" svg:y="13.096cm" presentation:class="notes" presentation:placeholder="true">
            <draw:text-box/>
          </draw:frame>
        </presentation:notes>
      </draw:page>
      <draw:page draw:name="page13" draw:style-name="dp1" draw:master-page-name="Per_20_defecte" presentation:presentation-page-layout-name="AL2T1">
        <office:forms form:automatic-focus="false" form:apply-design-mode="false"/>
        <draw:frame presentation:style-name="pr4" draw:text-style-name="P12" draw:layer="layout" svg:width="21cm" svg:height="1.5cm" svg:x="3.5cm" svg:y="1.5cm" presentation:class="title" presentation:user-transformed="true">
          <draw:text-box>
            <text:p><text:span text:style-name="T7"><text:s/></text:span><text:span text:style-name="T7">Exemple formulari web utilitzant request</text:span></text:p>
          </draw:text-box>
        </draw:frame>
        <draw:frame presentation:style-name="pr5" draw:text-style-name="P8" draw:layer="layout" svg:width="23cm" svg:height="12.934cm" svg:x="2cm" svg:y="3.566cm" presentation:class="outline" presentation:user-transformed="true">
          <draw:text-box>
            <text:list text:style-name="L3">
              <text:list-item>
                <text:p text:style-name="P7"><text:span text:style-name="T5">Sempre que sigui possible, és preferible validar les dades que s'introdueixen en el navegador abans d'enviar-los. Per a això hauràs d'usar codi en llenguatge Javascript.</text:span></text:p>
              </text:list-item>
              <text:list-item>
                <text:p text:style-name="P7"><text:span text:style-name="T5">Si per algun motiu hi ha dades que s'hagin de validar en el servidor, per exemple, perquè necessites comprovar que les dades d'un usuari no existeixin ja en la base de dades abans d'introduir-los, serà necessari fer-ho amb codi PHP a la pàgina que figura en l'atribut action del formulari.</text:span></text:p>
              </text:list-item>
              <text:list-item>
                <text:p text:style-name="P7"><text:span text:style-name="T5">En aquest cas, una possibilitat que hauràs de tenir en compte és usar la mateixa pàgina que mostra el formulari com a destinació de les dades. Si després de comprovar les dades aquests són correctes, es reenvía a una altra pàgina. Si són incorrectes, s'emplenen les dades correctes en el formulari i s'indiquen quins són incorrectes i per què.</text:span></text:p>
              </text:list-item>
              <text:list-item>
                <text:p text:style-name="P7"><text:span text:style-name="T5">Per fer-ho d'aquesta manera, has de comprovar si la pàgina rep dades (cal mostrar-los i no generar el formulari), o si no rep dades (cal mostrar el formulari). Això es pot fer utilitzant la funció isset amb una variable de les quals s'han de rebre (per exemple, posant-li un nom al botó d'enviar i comprovant sobre ell). En el següent codi d'exemple es mostra com fer-ho.</text:span></text:p>
              </text:list-item>
            </text:list>
          </draw:text-box>
        </draw:frame>
        <presentation:notes draw:style-name="dp2">
          <draw:page-thumbnail draw:style-name="gr1" draw:layer="layout" svg:width="13.794cm" svg:height="10.342cm" svg:x="2.544cm" svg:y="2.067cm" draw:page-number="13" presentation:class="page"/>
          <draw:frame presentation:style-name="pr6" draw:layer="layout" svg:width="15.108cm" svg:height="12.41cm" svg:x="1.887cm" svg:y="13.096cm" presentation:class="notes" presentation:placeholder="true">
            <draw:text-box/>
          </draw:frame>
        </presentation:notes>
      </draw:page>
      <draw:page draw:name="page14" draw:style-name="dp1" draw:master-page-name="Per_20_defecte" presentation:presentation-page-layout-name="AL2T1">
        <office:forms form:automatic-focus="false" form:apply-design-mode="false"/>
        <draw:frame presentation:style-name="pr4" draw:text-style-name="P12" draw:layer="layout" svg:width="21cm" svg:height="1.5cm" svg:x="3.5cm" svg:y="1.5cm" presentation:class="title" presentation:user-transformed="true">
          <draw:text-box>
            <text:p text:style-name="P12"><text:span text:style-name="T7"><text:s/></text:span><text:span text:style-name="T7">Processar dades a la mateixa pàgina que el formulari</text:span></text:p>
          </draw:text-box>
        </draw:frame>
        <draw:frame presentation:style-name="pr8" draw:text-style-name="P4" draw:layer="layout" svg:width="23cm" svg:height="15.5cm" svg:x="2cm" svg:y="3cm" presentation:class="outline" presentation:user-transformed="true">
          <draw:text-box>
            <text:list text:style-name="L3">
              <text:list-header>
                <text:p text:style-name="P4"><text:span text:style-name="T3">&lt;!DOCTYPE HTML PUBLIC "-//W3C//DTD HTML 4.01 Transitional//EN" "http://www.w3.org/TR/html4/loose.dtd"&gt;</text:span></text:p>
                <text:p text:style-name="P4"><text:span text:style-name="T3">&lt;!-- desenvolupament web en entorn servidor--&gt;</text:span></text:p>
                <text:p text:style-name="P4"><text:span text:style-name="T3">&lt;!-- Tema 2 : Característiques del llenguatge PHP --&gt;</text:span></text:p>
                <text:p text:style-name="P4"><text:span text:style-name="T3">&lt;!-- Exemple: Processar dades en la mateixa pàgina del formulari --&gt;</text:span></text:p>
                <text:p text:style-name="P4"><text:span text:style-name="T3">&lt;html&gt;</text:span></text:p>
                <text:list>
                  <text:list-header>
                    <text:p><text:span text:style-name="T3">&lt;head&gt;</text:span></text:p>
                    <text:list>
                      <text:list-header>
                        <text:p><text:span text:style-name="T3">&lt;meta http-equiv="Content-Type" content="text/html; charset=UTF-8"&gt;</text:span></text:p>
                        <text:p><text:span text:style-name="T3">&lt;title&gt;Desenvolupament Web&lt;/title&gt;</text:span></text:p>
                      </text:list-header>
                    </text:list>
                    <text:p><text:span text:style-name="T3">&lt;/head&gt;</text:span></text:p>
                    <text:p><text:span text:style-name="T3">&lt;body&gt;</text:span></text:p>
                    <text:list>
                      <text:list-header>
                        <text:p><text:span text:style-name="T3">&lt;?php</text:span></text:p>
                        <text:p><text:span text:style-name="T3">if (isset($_POST['enviar'])) {</text:span></text:p>
                        <text:list>
                          <text:list-header>
                            <text:p><text:span text:style-name="T3">$nom = $_POST['nom'];</text:span></text:p>
                            <text:p><text:span text:style-name="T3">$moduls = $_POST['moduls'];</text:span></text:p>
                            <text:p><text:span text:style-name="T3">print "Nom: ".$nom."&lt;br /&gt;";</text:span></text:p>
                            <text:p><text:span text:style-name="T3">foreach ($moduls as $modul) {</text:span></text:p>
                            <text:list>
                              <text:list-header>
                                <text:p><text:span text:style-name="T3">print "Mòdul: ".$modul."&lt;br /&gt;";</text:span></text:p>
                              </text:list-header>
                            </text:list>
                            <text:p><text:span text:style-name="T3">}</text:span></text:p>
                          </text:list-header>
                        </text:list>
                        <text:p><text:span text:style-name="T3">} else {</text:span></text:p>
                      </text:list-header>
                    </text:list>
                  </text:list-header>
                </text:list>
              </text:list-header>
            </text:list>
          </draw:text-box>
        </draw:frame>
        <presentation:notes draw:style-name="dp2">
          <draw:page-thumbnail draw:style-name="gr1" draw:layer="layout" svg:width="13.794cm" svg:height="10.342cm" svg:x="2.544cm" svg:y="2.067cm" draw:page-number="14" presentation:class="page"/>
          <draw:frame presentation:style-name="pr6" draw:layer="layout" svg:width="15.108cm" svg:height="12.41cm" svg:x="1.887cm" svg:y="13.096cm" presentation:class="notes" presentation:placeholder="true">
            <draw:text-box/>
          </draw:frame>
        </presentation:notes>
      </draw:page>
      <draw:page draw:name="page15"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12"><text:span text:style-name="T7"><text:s/></text:span><text:span text:style-name="T7">Processar dades a la mateixa pàgina que el formulari</text:span></text:p>
          </draw:text-box>
        </draw:frame>
        <draw:frame presentation:style-name="pr8" draw:text-style-name="P4" draw:layer="layout" svg:width="23cm" svg:height="15.709cm" svg:x="2cm" svg:y="3cm" presentation:class="outline" presentation:user-transformed="true">
          <draw:text-box>
            <text:list text:style-name="L3">
              <text:list-item>
                <text:list>
                  <text:list-item>
                    <text:list>
                      <text:list-header>
                        <text:p><text:span text:style-name="T3">?&gt;</text:span></text:p>
                        <text:p><text:span text:style-name="T3">&lt;form name="input" action="&lt;?php echo $_SERVER['PHP_SELF'];?&gt;" method="post"&gt;</text:span></text:p>
                        <text:list>
                          <text:list-header>
                            <text:p><text:span text:style-name="T3">Nom de l'alumne: &lt;input type="text" name="nom" /&gt;&lt;br /&gt;</text:span></text:p>
                            <text:p><text:span text:style-name="T3">&lt;p&gt;Mòduls que cursa:&lt;/p&gt;</text:span></text:p>
                            <text:p><text:span text:style-name="T3">&lt;input type="checkbox" name="moduls[]" value="DWES" /&gt;</text:span></text:p>
                            <text:p><text:span text:style-name="T3">desenvolupament web en entorn servidor&lt;br /&gt;</text:span></text:p>
                            <text:p><text:span text:style-name="T3">&lt;input type="checkbox" name="moduls[]" value="DWEC" /&gt;</text:span></text:p>
                            <text:p><text:span text:style-name="T3">desenvolupament web en entorn client&lt;br /&gt;</text:span></text:p>
                            <text:p><text:span text:style-name="T3">&lt;br /&gt;</text:span></text:p>
                            <text:p><text:span text:style-name="T3">&lt;input type="submit" value="Enviar" name="enviar"/&gt;</text:span></text:p>
                          </text:list-header>
                        </text:list>
                        <text:p><text:span text:style-name="T3">&lt;/form&gt;</text:span></text:p>
                        <text:p><text:span text:style-name="T3">&lt;?php</text:span></text:p>
                        <text:p><text:span text:style-name="T3">}</text:span></text:p>
                        <text:p><text:span text:style-name="T3">?&gt;</text:span></text:p>
                      </text:list-header>
                    </text:list>
                    <text:p><text:span text:style-name="T3">&lt;/body&gt;</text:span></text:p>
                  </text:list-item>
                </text:list>
                <text:p text:style-name="P4"><text:span text:style-name="T3">&lt;/html&gt;</text:span></text:p>
              </text:list-item>
              <text:list-item>
                <text:p text:style-name="P14"><text:span text:style-name="T5">Fixa't en la forma d'englobar el formulari dins d'una sentència else perquè només es generi si no es reben dades a la pàgina. A més, per enviar les dades a la mateixa pàgina que conté el formulari pots usar $_SERVER['PHP_SELF'] per obtenir el seu nom; això fa que no es produeixi un error encara que la pàgina es canviï de nom.</text:span></text:p>
              </text:list-item>
            </text:list>
          </draw:text-box>
        </draw:frame>
        <presentation:notes draw:style-name="dp2">
          <office:forms form:automatic-focus="false" form:apply-design-mode="false"/>
          <draw:page-thumbnail draw:style-name="gr1" draw:layer="layout" svg:width="13.794cm" svg:height="10.342cm" svg:x="2.544cm" svg:y="2.067cm" draw:page-number="15" presentation:class="page"/>
          <draw:frame presentation:style-name="pr6" draw:layer="layout" svg:width="15.108cm" svg:height="12.41cm" svg:x="1.887cm" svg:y="13.096cm" presentation:class="notes" presentation:placeholder="true">
            <draw:text-box/>
          </draw:frame>
        </presentation:notes>
      </draw:page>
      <draw:page draw:name="page16" draw:style-name="dp1" draw:master-page-name="Per_20_defecte" presentation:presentation-page-layout-name="AL2T1">
        <office:forms form:automatic-focus="false" form:apply-design-mode="false"/>
        <draw:frame presentation:style-name="pr4" draw:text-style-name="P15" draw:layer="layout" svg:width="21cm" svg:height="1.5cm" svg:x="3.5cm" svg:y="1.5cm" presentation:class="title" presentation:user-transformed="true">
          <draw:text-box>
            <text:p text:style-name="P15"><text:span text:style-name="T11">5.2.- Generació de formularis web en PHP.</text:span></text:p>
          </draw:text-box>
        </draw:frame>
        <draw:frame presentation:style-name="pr9" draw:text-style-name="P8" draw:layer="layout" svg:width="23cm" svg:height="15.073cm" svg:x="2cm" svg:y="3.427cm" presentation:class="outline" presentation:user-transformed="true">
          <draw:text-box>
            <text:list text:style-name="L3">
              <text:list-header>
                <text:p text:style-name="P8"><text:span text:style-name="T5">Anem a tornar sobre l'exemple anterior, revisant les dades que s'obtenen abans de mostrar-les. Concretament, has de comprovar que el nom no estigui buit, i que s'hagi seleccionat com a mínim un dels mòduls.</text:span></text:p>
                <text:p text:style-name="P8"><text:span text:style-name="T5">A més, en el cas que falti alguna dada, hauràs de generar el formulari emplenant aquelles dades que l'usuari hagi introduït correctament.</text:span></text:p>
                <text:p text:style-name="P8"><text:span text:style-name="T5">El primer que has de fer és la validació de les dades. En l'exemple proposat serà alguna cosa semblant a açò:</text:span></text:p>
                <text:p text:style-name="P8"><text:span text:style-name="T5"/></text:p>
                <text:p text:style-name="P8"><text:span text:style-name="T3">if (!empty($_POST['moduls']) &amp;&amp; !empty($_POST['nom'])) {</text:span></text:p>
                <text:p text:style-name="P8"><text:span text:style-name="T3">// Aquí inclourem el codi a executar quan les dades siguen correctes.</text:span></text:p>
                <text:p text:style-name="P8"><text:span text:style-name="T3">}</text:span></text:p>
                <text:p text:style-name="P8"><text:span text:style-name="T3">else {</text:span></text:p>
                <text:p text:style-name="P8"><text:span text:style-name="T3">// Aquí generem el formulari indicant les dades incorrectes.</text:span></text:p>
                <text:p text:style-name="P8"><text:span text:style-name="T3">// i emplenem les dades que s'han introduït correctament.</text:span></text:p>
                <text:p text:style-name="P8"><text:span text:style-name="T3">}</text:span></text:p>
              </text:list-header>
            </text:list>
          </draw:text-box>
        </draw:frame>
        <presentation:notes draw:style-name="dp2">
          <office:forms form:automatic-focus="false" form:apply-design-mode="false"/>
          <draw:page-thumbnail draw:style-name="gr1" draw:layer="layout" svg:width="13.794cm" svg:height="10.342cm" svg:x="2.544cm" svg:y="2.067cm" draw:page-number="16" presentation:class="page"/>
          <draw:frame presentation:style-name="pr6" draw:layer="layout" svg:width="15.108cm" svg:height="12.41cm" svg:x="1.887cm" svg:y="13.096cm" presentation:class="notes" presentation:placeholder="true">
            <draw:text-box/>
          </draw:frame>
        </presentation:notes>
      </draw:page>
      <draw:page draw:name="page17"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15"><text:span text:style-name="T11">5.2.- Generació de formularis web en PHP.</text:span></text:p>
          </draw:text-box>
        </draw:frame>
        <draw:frame presentation:style-name="pr5" draw:text-style-name="P8" draw:layer="layout" svg:width="23cm" svg:height="12.573cm" svg:x="2cm" svg:y="4.445cm" presentation:class="outline">
          <draw:text-box>
            <text:list text:style-name="L3">
              <text:list-item>
                <text:p text:style-name="P8"><text:span text:style-name="T5">Perquè l'usuari no perdi, després d'enviar el formulari, les dades correctament introduïdes, utilitza l'atribut value en les entrades de text:</text:span></text:p>
                <text:p text:style-name="P8"><text:span text:style-name="T5"/></text:p>
                <text:p text:style-name="P8"><text:span text:style-name="T12">Nom de l'alumne:</text:span></text:p>
                <text:p text:style-name="P8"><text:span text:style-name="T3">&lt;input type="text" name="nom" value="&lt;?php echo $_POST['nom'];?&gt;" /&gt;</text:span></text:p>
                <text:p text:style-name="P8"><text:span text:style-name="T12">i l'atribut checked en les caselles de verificació:</text:span></text:p>
                <text:p text:style-name="P8"><text:span text:style-name="T3">&lt;input type="checkbox" name="moduls[]" value="DWES"</text:span></text:p>
                <text:p text:style-name="P8"><text:span text:style-name="T3">&lt;?php</text:span></text:p>
                <text:list>
                  <text:list-header>
                    <text:p><text:span text:style-name="T3">if(in_array("DWES",$_POST['moduls']))</text:span></text:p>
                    <text:p><text:span text:style-name="T3">echo 'checked="checked"';</text:span></text:p>
                  </text:list-header>
                </text:list>
                <text:p text:style-name="P8"><text:span text:style-name="T3">?&gt;</text:span></text:p>
                <text:p text:style-name="P8"><text:span text:style-name="T3">/&gt;</text:span></text:p>
              </text:list-item>
            </text:list>
          </draw:text-box>
        </draw:frame>
        <presentation:notes draw:style-name="dp2">
          <office:forms form:automatic-focus="false" form:apply-design-mode="false"/>
          <draw:page-thumbnail draw:style-name="gr1" draw:layer="layout" svg:width="13.794cm" svg:height="10.342cm" svg:x="2.544cm" svg:y="2.067cm" draw:page-number="17" presentation:class="page"/>
          <draw:frame presentation:style-name="pr6" draw:layer="layout" svg:width="15.108cm" svg:height="12.41cm" svg:x="1.887cm" svg:y="13.096cm" presentation:class="notes" presentation:placeholder="true">
            <draw:text-box/>
          </draw:frame>
        </presentation:notes>
      </draw:page>
      <draw:page draw:name="page18"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15"><text:span text:style-name="T11">5.2.- Generació de formularis web en PHP.</text:span></text:p>
          </draw:text-box>
        </draw:frame>
        <draw:frame presentation:style-name="pr9" draw:text-style-name="P8" draw:layer="layout" svg:width="23cm" svg:height="15.073cm" svg:x="2cm" svg:y="3.427cm" presentation:class="outline" presentation:user-transformed="true">
          <draw:text-box>
            <text:list text:style-name="L3">
              <text:list-item>
                <text:p text:style-name="P8"><text:span text:style-name="T5">Fixa't en l'ús de la funció in_array per buscar un element en un array. Per indicar a l'usuari les dades que no ha emplenat (o que ha emplenat de forma incorrecta), hauràs de comprovar si és la primera vegada que es visualitza el formulari, o si ja s'ha enviat. Es pot fer per exemple de la següent forma:</text:span></text:p>
                <text:p text:style-name="P8"><text:span text:style-name="T3">Nom de l'alumne:</text:span></text:p>
                <text:p text:style-name="P8"><text:span text:style-name="T3">&lt;input type="text" name="nombre" value="&lt;?php echo $_POST['nom'];?&gt;" /&gt;</text:span></text:p>
                <text:p text:style-name="P8"><text:span text:style-name="T3">&lt;?php</text:span></text:p>
                <text:list>
                  <text:list-header>
                    <text:p><text:span text:style-name="T3">if (isset($_POST['enviar']) &amp;&amp; empty($_POST['nom']))</text:span></text:p>
                    <text:list>
                      <text:list-header>
                        <text:p><text:span text:style-name="T3">echo "&lt;span style='{color:red}'&gt; &lt;-- s'ha d'introduir el nom&lt;/span&gt;"</text:span></text:p>
                      </text:list-header>
                    </text:list>
                  </text:list-header>
                </text:list>
                <text:p text:style-name="P8"><text:span text:style-name="T3">?&gt;</text:span></text:p>
                <text:p text:style-name="P8"><text:span text:style-name="T3">&lt;br /&gt;</text:span></text:p>
              </text:list-item>
            </text:list>
          </draw:text-box>
        </draw:frame>
        <presentation:notes draw:style-name="dp2">
          <office:forms form:automatic-focus="false" form:apply-design-mode="false"/>
          <draw:page-thumbnail draw:style-name="gr1" draw:layer="layout" svg:width="13.794cm" svg:height="10.342cm" svg:x="2.544cm" svg:y="2.067cm" draw:page-number="18" presentation:class="page"/>
          <draw:frame presentation:style-name="pr6" draw:layer="layout" svg:width="15.108cm" svg:height="12.41cm" svg:x="1.887cm" svg:y="13.09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3" svg:font-family="StarSymbol, 'Arial Unicode MS'" style:font-charset="x-symbol"/>
    <style:font-face style:name="StarSymbol2" svg:font-family="StarSymbol, 'Arial Unicode MS'"/>
    <style:font-face style:name="Arial1" svg:font-family="Arial" style:font-pitch="variable"/>
    <style:font-face style:name="HG Mincho Light J" svg:font-family="'HG Mincho Light J'" style:font-pitch="variable"/>
    <style:font-face style:name="Lucida Sans Unicode" svg:font-family="'Lucida Sans Unicode'" style:font-pitch="variable"/>
    <style:font-face style:name="StarSymbol1" svg:font-family="StarSymbol, '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ca" fo:country="ES"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Lucida Sans Unicode" style:font-family-asian="'Lucida Sans Unicode'"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e_20_sense_20_emplenament_20_ni_20_línia" style:display-name="Objecte sense emplenament ni líni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Emphasis" style:family="graphic">
      <style:paragraph-properties style:text-autospace="none"/>
      <style:text-properties fo:font-size="21.2000007629395pt" fo:language="zxx" fo:country="none" fo:font-style="italic" style:language-asian="zxx" style:country-asian="none" style:font-size-complex="21.2000007629395pt" style:font-style-complex="italic"/>
    </style:style>
    <style:style style:name="Body_20_Text" style:display-name="Body Text" style:family="graphic">
      <style:paragraph-properties fo:margin-top="0cm" fo:margin-bottom="0.88cm" style:text-autospace="none"/>
      <style:text-properties fo:font-size="21.2000007629395pt" fo:language="zxx" fo:country="none" style:language-asian="zxx" style:country-asian="none" style:font-size-complex="21.2000007629395pt"/>
    </style:style>
    <style:style style:name="Numbering_20_Symbols" style:display-name="Numbering Symbols" style:family="graphic">
      <style:paragraph-properties style:text-autospace="none"/>
      <style:text-properties fo:font-size="21.2000007629395pt" fo:language="zxx" fo:country="none" style:language-asian="zxx" style:country-asian="none" style:font-size-complex="21.2000007629395pt"/>
    </style:style>
    <style:style style:name="Heading" style:family="graphic">
      <style:paragraph-properties fo:margin-top="0.746cm" fo:margin-bottom="0.88cm" style:text-autospace="none"/>
      <style:text-properties style:font-name="Arial2" fo:font-family="Arial" style:font-family-generic="swiss" style:font-pitch="variable" fo:font-size="24.7000007629395pt" fo:language="zxx" fo:country="none" style:language-asian="zxx" style:country-asian="none" style:font-size-complex="24.7000007629395pt"/>
    </style:style>
    <style:style style:name="heading_20_3" style:display-name="heading 3" style:family="graphic">
      <style:paragraph-properties fo:margin-top="0.746cm" fo:margin-bottom="0.88cm" style:text-autospace="none"/>
      <style:text-properties style:font-name="Times New Roman" fo:font-family="'Times New Roman'" style:font-family-generic="roman" style:font-pitch="variable" fo:font-size="24.7000007629395pt" fo:language="zxx" fo:country="none" fo:font-weight="bold" style:language-asian="zxx" style:country-asian="none" style:font-size-complex="24.7000007629395pt" style:font-weight-complex="bold"/>
    </style:style>
    <style:style style:name="Internet_20_link" style:display-name="Internet link" style:family="graphic">
      <style:paragraph-properties style:text-autospace="none"/>
      <style:text-properties fo:color="#000080" fo:font-size="21.2000007629395pt" fo:language="zxx" fo:country="none" style:text-underline-style="solid" style:text-underline-width="auto" style:text-underline-color="font-color" style:language-asian="zxx" style:country-asian="none" style:font-size-complex="21.2000007629395pt"/>
    </style:style>
    <style:style style:name="Bullet_20_Symbols" style:display-name="Bullet Symbols" style:family="graphic">
      <style:paragraph-properties style:text-autospace="none"/>
      <style:text-properties style:font-name="StarSymbol3" fo:font-family="StarSymbol, 'Arial Unicode MS'" style:font-charset="x-symbol" fo:font-size="15.8999996185303pt" fo:language="zxx" fo:country="none" style:font-name-asian="StarSymbol3" style:font-family-asian="StarSymbol, 'Arial Unicode MS'" style:font-charset-asian="x-symbol" style:language-asian="zxx" style:country-asian="none" style:font-name-complex="StarSymbol3" style:font-family-complex="StarSymbol, 'Arial Unicode MS'" style:font-charset-complex="x-symbol" style:font-size-complex="15.8999996185303pt"/>
    </style:style>
    <style:style style:name="Per_20_defecte-background" style:display-name="Per defecte-background" style:family="presentation">
      <style:graphic-properties draw:stroke="none" draw:fill="solid" draw:fill-color="#ffffff" draw:textarea-horizontal-align="center" draw:textarea-vertical-align="middle" draw:shadow="hidden"/>
      <style:paragraph-properties fo:text-align="center"/>
    </style:style>
    <style:style style:name="Per_20_defecte-backgroundobjects" style:display-name="Per defecte-backgroundobjects" style:family="presentation">
      <style:graphic-properties draw:shadow="hidden" draw:shadow-offset-x="0.3cm" draw:shadow-offset-y="0.3cm" draw:shadow-color="#808080">
        <text:list-style style:name="Per_20_defecte-backgroundobjects" style:display-name="Per defecte-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ize-complex="18pt" style:font-relief="none"/>
    </style:style>
    <style:style style:name="Per_20_defecte-notes" style:display-name="Per defecte-notes" style:family="presentation">
      <style:graphic-properties draw:stroke="none" draw:fill="none">
        <text:list-style style:name="Per_20_defecte-notes" style:display-name="Per defecte-note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Lucida Sans Unicode" style:font-family-asian="'Lucida Sans Unicode'"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Per_20_defecte-outline1" style:display-name="Per defecte-outline1" style:family="presentation">
      <style:graphic-properties draw:stroke="none" draw:fill="none" draw:fill-color="#ffffcc" draw:fill-image-width="0cm" draw:fill-image-height="0cm">
        <text:list-style style:name="Per_20_defecte-outline1" style:display-name="Per defecte-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Lucida Sans Unicode" style:font-family-asian="'Lucida Sans Unicode'"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ize-complex="28pt" style:font-relief="none"/>
    </style:style>
    <style:style style:name="Per_20_defecte-outline3" style:display-name="Per defecte-outline3" style:family="presentation" style:parent-style-name="Per_20_defecte-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ize-complex="24pt" style:font-relief="none"/>
    </style:style>
    <style:style style:name="Per_20_defecte-outline4" style:display-name="Per defecte-outline4" style:family="presentation" style:parent-style-name="Per_20_defecte-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5" style:display-name="Per defecte-outline5" style:family="presentation" style:parent-style-name="Per_20_defecte-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6" style:display-name="Per defecte-outline6" style:family="presentation" style:parent-style-name="Per_20_defecte-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7" style:display-name="Per defecte-outline7" style:family="presentation" style:parent-style-name="Per_20_defecte-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8" style:display-name="Per defecte-outline8" style:family="presentation" style:parent-style-name="Per_20_defecte-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9" style:display-name="Per defecte-outline9" style:family="presentation" style:parent-style-name="Per_20_defecte-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subtitle" style:display-name="Per defecte-subtitle" style:family="presentation">
      <style:graphic-properties draw:stroke="none" draw:fill="none" draw:textarea-vertical-align="middle">
        <text:list-style style:name="Per_20_defecte-subtitle" style:display-name="Per defecte-subtitle">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Lucida Sans Unicode" style:font-family-asian="'Lucida Sans Unicode'"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Per_20_defecte-title" style:display-name="Per defecte-title" style:family="presentation">
      <style:graphic-properties draw:stroke="none" draw:fill="none" draw:textarea-vertical-align="middle">
        <text:list-style style:name="Per_20_defecte-title" style:display-name="Per defecte-title">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b8ff" style:text-outline="false" style:text-line-through-style="none" style:text-line-through-type="none" style:text-position="0% 100%" style:font-name="Arial1" fo:font-family="Arial" style:font-pitch="variable" fo:font-size="32pt" fo:font-style="normal" fo:text-shadow="1pt 1pt" style:text-underline-style="none" fo:font-weight="bold" style:font-name-asian="Lucida Sans Unicode" style:font-family-asian="'Lucida Sans Unicode'"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88cm" fo:page-height="27.5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8cm"/>
    </style:style>
    <style:style style:name="Mgr2" style:family="graphic" style:parent-style-name="standard">
      <style:graphic-properties draw:stroke="none" draw:fill="none" draw:fill-color="#ffffff" draw:textarea-vertical-align="bottom" draw:auto-grow-height="false" fo:min-height="1.378cm"/>
    </style:style>
    <style:style style:name="Mgr3" style:family="graphic" style:parent-style-name="standard" style:list-style-name="ML4">
      <style:graphic-properties draw:textarea-horizontal-align="center" draw:textarea-vertical-align="middle" draw:shadow="hidden" draw:shadow-offset-x="0.3cm" draw:shadow-offset-y="0.3cm" draw:shadow-color="#808080"/>
    </style:style>
    <style:style style:name="Mgr4" style:family="graphic" style:parent-style-name="standard" style:list-style-name="ML4">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solid" svg:stroke-width="0.035cm" svg:stroke-color="#000000" draw:marker-start="" draw:marker-start-width="0.3cm" draw:marker-start-center="false" draw:marker-end="" draw:marker-end-width="0.3cm" draw:marker-end-center="false" draw:stroke-linejoin="miter" draw:fill="solid" draw:fill-color="#1588bb" draw:textarea-horizontal-align="left" draw:textarea-vertical-align="middle" draw:auto-grow-height="false" fo:padding-top="0.13cm" fo:padding-bottom="0.13cm" fo:padding-left="0.25cm" fo:padding-right="0.25cm" fo:wrap-option="no-wrap" draw:shadow="hidden" draw:shadow-offset-x="0.3cm" draw:shadow-offset-y="0.3cm" draw:shadow-color="#919191"/>
    </style:style>
    <style:style style:name="Mgr6" style:family="graphic" style:parent-style-name="standard">
      <style:graphic-properties draw:stroke="none" draw:fill="none" draw:fill-color="#618ffd" draw:textarea-horizontal-align="left" draw:textarea-vertical-align="top" draw:auto-grow-height="true" fo:min-height="1.051cm" fo:padding-top="0.13cm" fo:padding-bottom="0.13cm" fo:padding-left="0.25cm" fo:padding-right="0.25cm" fo:wrap-option="wrap" draw:shadow="hidden" draw:shadow-color="#919191"/>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Per_20_defecte-title">
      <style:graphic-properties draw:fill-color="#ffffff" draw:auto-grow-height="false" fo:min-height="3.181cm"/>
    </style:style>
    <style:style style:name="Mpr2" style:family="presentation" style:parent-style-name="Per_20_defecte-outline1">
      <style:graphic-properties draw:fill-color="#ffffff" draw:auto-grow-height="false" fo:min-height="12.573cm"/>
    </style:style>
    <style:style style:name="Mpr3" style:family="presentation" style:parent-style-name="Per_20_defecte-backgroundobjects">
      <style:graphic-properties draw:stroke="none" draw:fill="none" draw:fill-color="#bbe0e3" draw:textarea-horizontal-align="left" draw:textarea-vertical-align="top" draw:auto-grow-height="false" draw:auto-grow-width="false" fo:min-height="1.382cm" fo:min-width="0cm" fo:padding-top="0.13cm" fo:padding-bottom="0.13cm" fo:padding-left="0.25cm" fo:padding-right="0.25cm" fo:wrap-option="wrap" draw:shadow="hidden" draw:shadow-color="#808080"/>
    </style:style>
    <style:style style:name="Mpr4" style:family="presentation" style:parent-style-name="Per_20_defecte-backgroundobjects">
      <style:graphic-properties draw:stroke="none" draw:fill="none" draw:fill-color="#bbe0e3" draw:textarea-horizontal-align="right" draw:textarea-vertical-align="top" draw:auto-grow-height="false" draw:auto-grow-width="false" fo:min-height="1.382cm" fo:min-width="0cm" fo:padding-top="0.13cm" fo:padding-bottom="0.13cm" fo:padding-left="0.25cm" fo:padding-right="0.25cm" fo:wrap-option="wrap" draw:shadow="hidden" draw:shadow-color="#808080"/>
    </style:style>
    <style:style style:name="Mpr5" style:family="presentation" style:parent-style-name="Per_20_defecte-backgroundobjects">
      <style:graphic-properties draw:stroke="none" draw:fill="none" draw:fill-color="#bbe0e3" draw:textarea-horizontal-align="left" draw:textarea-vertical-align="bottom" draw:auto-grow-height="false" draw:auto-grow-width="false" fo:min-height="1.383cm" fo:min-width="0cm" fo:padding-top="0.13cm" fo:padding-bottom="0.13cm" fo:padding-left="0.25cm" fo:padding-right="0.25cm" fo:wrap-option="wrap" draw:shadow="hidden" draw:shadow-color="#808080"/>
    </style:style>
    <style:style style:name="Mpr6" style:family="presentation" style:parent-style-name="Per_20_defecte-backgroundobjects">
      <style:graphic-properties draw:stroke="none" draw:fill="none" draw:fill-color="#bbe0e3" draw:textarea-horizontal-align="right" draw:textarea-vertical-align="bottom" draw:auto-grow-height="false" draw:auto-grow-width="false" fo:min-height="1.383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1.2cm" fo:margin-right="0cm" fo:text-indent="0cm"/>
    </style:style>
    <style:style style:name="MP6"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size="24pt" fo:font-style="normal" fo:text-shadow="none" style:text-underline-style="none" fo:font-weight="normal" style:font-size-asian="24pt" style:font-size-complex="24pt" style:font-relief="none"/>
    </style:style>
    <style:style style:name="MP7"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HG Mincho Light J" style:font-size-asian="24pt" style:font-style-asian="normal" style:font-weight-asian="normal" style:font-name-complex="Arial1" style:font-size-complex="24pt" style:font-style-complex="normal" style:font-weight-complex="normal" style:text-emphasize="none" style:font-relief="none"/>
    </style:style>
    <style:style style:name="MP8"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HG Mincho Light J" style:font-size-asian="24pt" style:font-style-asian="normal" style:font-weight-asian="normal" style:font-name-complex="Arial1" style:font-size-complex="24pt" style:font-style-complex="normal" style:font-weight-complex="normal" style:text-emphasize="none" style:font-relief="none"/>
    </style:style>
    <style:style style:name="MP9" style:family="paragraph">
      <style:paragraph-properties fo:margin-left="0cm" fo:margin-right="0cm" fo:line-height="100%" fo:text-indent="0cm"/>
    </style:style>
    <style:style style:name="MP10" style:family="paragraph">
      <style:paragraph-properties fo:margin-left="0cm" fo:margin-right="0cm" fo:line-height="100%" fo:text-indent="0cm" style:writing-mode="lr-tb"/>
    </style:style>
    <style:style style:name="MP11" style:family="paragraph">
      <style:paragraph-properties fo:text-align="center"/>
    </style:style>
    <style:style style:name="MP12" style:family="paragraph">
      <style:paragraph-properties fo:margin-left="0cm" fo:margin-right="0cm" fo:text-indent="0cm" style:writing-mode="lr-tb"/>
      <style:text-properties fo:font-size="14pt" style:font-size-asian="14pt" style:font-size-complex="14pt"/>
    </style:style>
    <style:style style:name="MP13" style:family="paragraph">
      <style:paragraph-properties fo:margin-left="0cm" fo:margin-right="0cm" fo:text-align="end" fo:text-indent="0cm"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b2b2b2" style:font-name="Arial2" fo:font-size="26pt" fo:language="ca" fo:country="ES" fo:font-weight="bold" style:font-size-asian="26pt" style:font-size-complex="26pt"/>
    </style:style>
    <style:style style:name="MT3" style:family="text">
      <style:text-properties fo:font-size="12pt" fo:language="ca" fo:country="ES" style:font-size-asian="12pt" style:font-size-complex="12pt"/>
    </style:style>
    <style:style style:name="MT4" style:family="text">
      <style:text-properties fo:font-size="12pt" fo:language="zxx" fo:country="none" style:font-size-asian="12pt" style:language-asian="zxx" style:country-asian="none" style:font-size-complex="12pt" style:language-complex="zxx" style:country-complex="none"/>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606cm" svg:height="4.955cm" svg:x="1.888cm" svg:y="3.862cm" draw:page-number="1"/>
      <draw:page-thumbnail draw:layer="backgroundobjects" svg:width="6.606cm" svg:height="4.955cm" svg:x="10.384cm" svg:y="3.862cm"/>
      <draw:page-thumbnail draw:layer="backgroundobjects" svg:width="6.606cm" svg:height="4.955cm" svg:x="1.888cm" svg:y="11.306cm"/>
      <draw:page-thumbnail draw:layer="backgroundobjects" svg:width="6.606cm" svg:height="4.955cm" svg:x="10.384cm" svg:y="11.306cm"/>
      <draw:page-thumbnail draw:layer="backgroundobjects" svg:width="6.606cm" svg:height="4.955cm" svg:x="1.888cm" svg:y="18.75cm"/>
      <draw:page-thumbnail draw:layer="backgroundobjects" svg:width="6.606cm" svg:height="4.955cm" svg:x="10.384cm" svg:y="18.75cm"/>
      <draw:frame draw:style-name="Mgr1" draw:text-style-name="MP2" draw:layer="backgroundobjects" svg:width="8.192cm" svg:height="1.377cm" svg:x="0cm" svg:y="0cm">
        <draw:text-box>
          <text:p text:style-name="MP1"><text:span text:style-name="MT1"><presentation:header/></text:span></text:p>
        </draw:text-box>
      </draw:frame>
      <draw:frame draw:style-name="Mgr1" draw:text-style-name="MP4" draw:layer="backgroundobjects" svg:width="8.192cm" svg:height="1.377cm" svg:x="10.687cm" svg:y="0cm">
        <draw:text-box>
          <text:p text:style-name="MP3"><text:span text:style-name="MT1"><presentation:date-time/></text:span></text:p>
        </draw:text-box>
      </draw:frame>
      <draw:frame draw:style-name="Mgr2" draw:text-style-name="MP2" draw:layer="backgroundobjects" svg:width="8.192cm" svg:height="1.377cm" svg:x="0cm" svg:y="26.192cm">
        <draw:text-box>
          <text:p text:style-name="MP1"><text:span text:style-name="MT1"><presentation:footer/></text:span></text:p>
        </draw:text-box>
      </draw:frame>
      <draw:frame draw:style-name="Mgr2" draw:text-style-name="MP4" draw:layer="backgroundobjects" svg:width="8.192cm" svg:height="1.377cm" svg:x="10.687cm" svg:y="26.192cm">
        <draw:text-box>
          <text:p text:style-name="MP3"><text:span text:style-name="MT1"><text:page-number>&lt;número&gt;</text:page-number></text:span></text:p>
        </draw:text-box>
      </draw:frame>
    </style:handout-master>
    <style:master-page style:name="Per_20_defecte" style:display-name="Per defecte" style:page-layout-name="PM1" draw:style-name="Mdp1">
      <draw:frame presentation:style-name="Mpr1" draw:text-style-name="MP1" draw:layer="backgroundobjects" svg:width="21cm" svg:height="1.5cm" svg:x="3.5cm" svg:y="1.5cm" presentation:class="title">
        <draw:text-box>
          <text:p text:style-name="MP1">Feu clic per editar el format del text del títol</text:p>
        </draw:text-box>
      </draw:frame>
      <draw:frame presentation:style-name="Mpr2" draw:text-style-name="MP5" draw:layer="backgroundobjects" svg:width="23cm" svg:height="12.573cm" svg:x="2cm" svg:y="4.445cm" presentation:class="outline">
        <draw:text-box>
          <text:list text:style-name="ML3">
            <text:list-item>
              <text:p text:style-name="MP1">Feu clic per editar el format del text del contorn</text:p>
              <text:list>
                <text:list-item>
                  <text:p text:style-name="MP1">Segon nivell de contorn</text:p>
                  <text:list>
                    <text:list-item>
                      <text:p text:style-name="MP1">Tercer nivell de contorn</text:p>
                      <text:list>
                        <text:list-item>
                          <text:p text:style-name="MP1">Quart nivell de contorn</text:p>
                          <text:list>
                            <text:list-item>
                              <text:p text:style-name="MP1">Cinquè nivell de contorn</text:p>
                              <text:list>
                                <text:list-item>
                                  <text:p text:style-name="MP1">Sisè nivell de contorn</text:p>
                                  <text:list>
                                    <text:list-item>
                                      <text:p text:style-name="MP1">Setè nivell de contorn</text:p>
                                      <text:list>
                                        <text:list-item>
                                          <text:p text:style-name="MP1">Vuitè nivell de contorn</text:p>
                                          <text:list>
                                            <text:list-item>
                                              <text:p text:style-name="MP1">Novè nivell de contorn</text:p>
                                            </text:list-item>
                                          </text:list>
                                        </text:list-item>
                                      </text:list>
                                    </text:list-item>
                                  </text:list>
                                </text:list-item>
                              </text:list>
                            </text:list-item>
                          </text:list>
                        </text:list-item>
                      </text:list>
                    </text:list-item>
                  </text:list>
                </text:list-item>
              </text:list>
            </text:list-item>
          </text:list>
        </draw:text-box>
      </draw:frame>
      <draw:line draw:style-name="Mgr3" draw:text-style-name="MP6" draw:layer="backgroundobjects" svg:x1="1.848cm" svg:y1="2.814cm" svg:x2="24.736cm" svg:y2="2.814cm">
        <text:p/>
      </draw:line>
      <draw:frame draw:style-name="Mgr4" draw:text-style-name="MP7" draw:layer="backgroundobjects" svg:width="1.904cm" svg:height="1.904cm" svg:x="1.582cm" svg:y="1.036cm">
        <draw:image xlink:href="Pictures/100000000000005A0000005AA23E3311.jpg" xlink:type="simple" xlink:show="embed" xlink:actuate="onLoad">
          <text:p/>
        </draw:image>
      </draw:frame>
      <draw:custom-shape draw:style-name="Mgr5" draw:text-style-name="MP8" draw:layer="backgroundobjects" svg:width="1.482cm" svg:height="19.05cm" svg:x="0cm" svg:y="0cm">
        <text:p/>
        <draw:enhanced-geometry svg:viewBox="0 0 21600 21600" draw:type="rectangle" draw:enhanced-path="M 0 0 L 21600 0 21600 21600 0 21600 0 0 Z N"/>
      </draw:custom-shape>
      <draw:custom-shape draw:style-name="Mgr6" draw:text-style-name="MP10" draw:layer="backgroundobjects" svg:width="17.74cm" svg:height="1.311cm" draw:transform="rotate (1.5707963267949) translate (0.005cm 19.001cm)">
        <text:p text:style-name="MP9"><text:span text:style-name="MT2">Desenvolupament en entorn servidor.</text:span></text:p>
        <draw:enhanced-geometry svg:viewBox="0 0 21600 21600" draw:type="mso-spt202" draw:enhanced-path="M 0 0 L 21600 0 21600 21600 0 21600 0 0 Z N"/>
      </draw:custom-shape>
      <presentation:notes style:page-layout-name="PM0">
        <office:forms form:automatic-focus="false" form:apply-design-mode="false"/>
        <draw:rect draw:style-name="Mgr7" draw:text-style-name="MP11" draw:layer="backgroundobjects" svg:width="18.88cm" svg:height="27.57cm" svg:x="0cm" svg:y="0cm">
          <text:p/>
        </draw:rect>
        <draw:frame presentation:style-name="Mpr3" draw:text-style-name="MP12" draw:layer="backgroundobjects" svg:width="8.184cm" svg:height="1.381cm" svg:x="0cm" svg:y="0cm" presentation:class="header">
          <draw:text-box>
            <text:p text:style-name="MP12"><text:span text:style-name="MT3"><presentation:header/></text:span></text:p>
          </draw:text-box>
        </draw:frame>
        <draw:frame presentation:style-name="Mpr4" draw:text-style-name="MP13" draw:layer="backgroundobjects" svg:width="8.184cm" svg:height="1.381cm" svg:x="10.694cm" svg:y="0cm" presentation:class="date-time">
          <draw:text-box>
            <text:p text:style-name="MP13"><text:span text:style-name="MT4"><presentation:date-time/></text:span></text:p>
          </draw:text-box>
        </draw:frame>
        <draw:page-thumbnail presentation:style-name="Per_20_defecte-title" draw:layer="backgroundobjects" svg:width="13.794cm" svg:height="10.342cm" svg:x="2.544cm" svg:y="2.067cm" presentation:class="page"/>
        <draw:frame presentation:style-name="Per_20_defecte-notes" draw:layer="backgroundobjects" svg:width="15.108cm" svg:height="12.41cm" svg:x="1.887cm" svg:y="13.096cm" presentation:class="notes" presentation:placeholder="true">
          <draw:text-box/>
        </draw:frame>
        <draw:frame presentation:style-name="Mpr5" draw:text-style-name="MP12" draw:layer="backgroundobjects" svg:width="8.184cm" svg:height="1.382cm" svg:x="0cm" svg:y="26.187cm" presentation:class="footer">
          <draw:text-box>
            <text:p text:style-name="MP12"><text:span text:style-name="MT3"><presentation:footer/></text:span></text:p>
          </draw:text-box>
        </draw:frame>
        <draw:frame presentation:style-name="Mpr6" draw:text-style-name="MP13" draw:layer="backgroundobjects" svg:width="8.184cm" svg:height="1.382cm" svg:x="10.694cm" svg:y="26.187cm" presentation:class="page-number">
          <draw:text-box>
            <text:p text:style-name="MP13"><text:span text:style-name="MT3"><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6.3$Linux_X86_64 LibreOffice_project/420m0$Build-3</meta:generator>
    <dc:title>XML</dc:title>
    <meta:initial-creator>Francesc Guim Bernat</meta:initial-creator>
    <meta:creation-date>2003-06-15T23:02:53</meta:creation-date>
    <dc:date>2014-09-17T09:41:14.599204101</dc:date>
    <meta:print-date>2006-02-24T22:31:42</meta:print-date>
    <dc:language>ca-ES</dc:language>
    <meta:editing-cycles>215</meta:editing-cycles>
    <meta:editing-duration>P1DT20H7M45S</meta:editing-duration>
    <meta:document-statistic meta:object-count="95"/>
    <meta:user-defined meta:name="Info 1"/>
    <meta:user-defined meta:name="Info 2"/>
    <meta:user-defined meta:name="Info 3"/>
    <meta:user-defined meta:name="Info 4"/>
  </office:meta>
</office:document-meta>
</file>